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22pt" fo:font-weight="bold" officeooo:rsid="0007e42f" officeooo:paragraph-rsid="0007e42f" style:font-size-asian="22pt" style:font-weight-asian="bold" style:font-size-complex="22pt" style:font-weight-complex="bold"/>
    </style:style>
    <style:style style:name="P4" style:family="paragraph" style:parent-style-name="Standard">
      <style:text-properties officeooo:paragraph-rsid="000b4399"/>
    </style:style>
    <style:style style:name="P5" style:family="paragraph" style:parent-style-name="Heading_20_1">
      <style:paragraph-properties fo:break-before="page"/>
    </style:style>
    <style:style style:name="T1" style:family="text">
      <style:text-properties officeooo:rsid="00070d2e"/>
    </style:style>
    <style:style style:name="T2" style:family="text">
      <style:text-properties officeooo:rsid="0009d60f"/>
    </style:style>
    <style:style style:name="T3" style:family="text">
      <style:text-properties officeooo:rsid="000b439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/>
      <text:p text:style-name="P3">CHAPTER 1: MISSING STUDENTS</text:p>
      <text:p text:style-name="P3">NPC DIALOGUE</text:p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_1305217264" text:style-name="Index_20_Link" text:visited-style-name="Index_20_Link">--Principal Harper<text:tab/>2</text:a></text:p>
          <text:p text:style-name="P1"><text:a xlink:type="simple" xlink:href="#__RefHeading___Toc3_1305217264" text:style-name="Index_20_Link" text:visited-style-name="Index_20_Link">--Janitor Manny<text:tab/>3</text:a></text:p>
          <text:p text:style-name="P1"><text:a xlink:type="simple" xlink:href="#__RefHeading___Toc5_1305217264" text:style-name="Index_20_Link" text:visited-style-name="Index_20_Link">--Nora - Student Witness<text:tab/>5</text:a></text:p>
          <text:p text:style-name="P1"><text:a xlink:type="simple" xlink:href="#__RefHeading___Toc7_1305217264" text:style-name="Index_20_Link" text:visited-style-name="Index_20_Link">--Mr. Hargrove<text:tab/>6</text:a></text:p>
        </text:index-body>
      </text:table-of-content>
      <text:p text:style-name="Standard"/>
      <text:h text:style-name="P5" text:outline-level="1"><text:bookmark-start text:name="__RefHeading___Toc1_1305217264"/>--Principal Harper<text:bookmark-end text:name="__RefHeading___Toc1_1305217264"/></text:h>
      <text:p text:style-name="Standard"/>
      <text:p text:style-name="Standard">local Dialogue = {</text:p>
      <text:p text:style-name="Standard"><text:s text:c="4"/>Start = {</text:p>
      <text:p text:style-name="Standard"><text:s text:c="8"/>Text = {</text:p>
      <text:p text:style-name="Standard"><text:s text:c="12"/>"Ah, you must be one of those Mystery Seekers.",</text:p>
      <text:p text:style-name="Standard"><text:s text:c="12"/>"I’ve told everyone, those students ran away.",</text:p>
      <text:p text:style-name="Standard"><text:s text:c="12"/>"Teenagers these days—always chasing trouble."</text:p>
      <text:p text:style-name="Standard"><text:s text:c="8"/>},</text:p>
      <text:p text:style-name="Standard"><text:s text:c="8"/>Responses = {</text:p>
      <text:p text:style-name="Standard"><text:s text:c="12"/>{Text = "Do you really believe they ran away?", NextNode = "Doubt"},</text:p>
      <text:p text:style-name="Standard"><text:s text:c="12"/>{Text = "Is there anything suspicious going on?", NextNode = "Suspicious"},</text:p>
      <text:p text:style-name="Standard"><text:s text:c="12"/>{Text = "Goodbye.", NextNode = "Goodbye"}</text:p>
      <text:p text:style-name="Standard"><text:s text:c="8"/>}</text:p>
      <text:p text:style-name="Standard"><text:s text:c="4"/>},</text:p>
      <text:p text:style-name="Standard"><text:s text:c="4"/>Doubt = {</text:p>
      <text:p text:style-name="Standard"><text:s text:c="8"/>Text = {</text:p>
      <text:p text:style-name="Standard"><text:s text:c="12"/>"What else could it be? This school is perfectly safe!",</text:p>
      <text:p text:style-name="Standard"><text:s text:c="12"/>"Kids these days... always looking for a way to rebel.",</text:p>
      <text:p text:style-name="Standard"><text:s text:c="12"/>"If you ask me, it’s their friends you should be investigating."</text:p>
      <text:p text:style-name="Standard"><text:s text:c="8"/>},</text:p>
      <text:p text:style-name="Standard"><text:s text:c="8"/>Responses = {</text:p>
      <text:p text:style-name="Standard"><text:s text:c="12"/>{Text = "I see. Thanks for your time. Goodbye.", NextNode = "Goodbye"}</text:p>
      <text:p text:style-name="Standard"><text:s text:c="8"/>}</text:p>
      <text:p text:style-name="Standard"><text:s text:c="4"/>},</text:p>
      <text:p text:style-name="Standard"><text:s text:c="4"/>Suspicious = {</text:p>
      <text:p text:style-name="Standard"><text:s text:c="8"/>Text = {</text:p>
      <text:p text:style-name="Standard"><text:s text:c="12"/>"Suspicious? Hah! Not at all. This is an institution of learning.",</text:p>
      <text:p text:style-name="Standard"><text:s text:c="12"/>"If anything odd has happened, it’s just teenage pranks.",</text:p>
      <text:p text:style-name="Standard"><text:s text:c="12"/>"Now, if you’ll excuse me, I have real work to do."</text:p>
      <text:p text:style-name="Standard"><text:s text:c="8"/>},</text:p>
      <text:p text:style-name="Standard"><text:s text:c="8"/>Responses = {</text:p>
      <text:p text:style-name="Standard"><text:s text:c="12"/>{Text = "Thanks for your time. Goodbye.", NextNode = "Goodbye"}</text:p>
      <text:p text:style-name="Standard"><text:s text:c="8"/>}</text:p>
      <text:p text:style-name="Standard"><text:s text:c="4"/>},</text:p>
      <text:p text:style-name="Standard"><text:s text:c="4"/>Goodbye = {</text:p>
      <text:p text:style-name="Standard"><text:s text:c="8"/>Text = {</text:p>
      <text:p text:style-name="Standard"><text:s text:c="12"/>"Just don’t make a mess of my school while you’re investigating!"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1" text:outline-level="1"><text:bookmark-start text:name="__RefHeading___Toc3_1305217264"/>--Janitor Manny<text:bookmark-end text:name="__RefHeading___Toc3_1305217264"/></text:h>
      <text:p text:style-name="Standard"/>
      <text:p text:style-name="Standard">local Dialogue = {</text:p>
      <text:p text:style-name="Standard"><text:s text:c="4"/>Start = {</text:p>
      <text:p text:style-name="Standard"><text:s text:c="8"/>Text = {</text:p>
      <text:p text:style-name="Standard"><text:s text:c="12"/>"Oh, you’re one of those detective kids, huh?",</text:p>
      <text:p text:style-name="Standard"><text:s text:c="12"/>"Heard you’re snooping around about the missing students.",</text:p>
      <text:p text:style-name="Standard"><text:s text:c="12"/>"Well, let me tell you something—this school has secrets."</text:p>
      <text:p text:style-name="Standard"><text:s text:c="8"/>},</text:p>
      <text:p text:style-name="Standard"><text:s text:c="8"/>Responses = {</text:p>
      <text:p text:style-name="Standard"><text:s text:c="12"/>{Text = "What kind of secrets?", NextNode = "Secrets"},</text:p>
      <text:p text:style-name="Standard"><text:s text:c="12"/>{Text = "Do you know anything about the missing students?", NextNode = "Students"},</text:p>
      <text:p text:style-name="Standard"><text:s text:c="12"/>{Text = "Goodbye.", NextNode = "Goodbye"}</text:p>
      <text:p text:style-name="Standard"><text:s text:c="8"/>}</text:p>
      <text:p text:style-name="Standard"><text:s text:c="4"/>},</text:p>
      <text:p text:style-name="Standard"><text:s text:c="4"/>Secrets = {</text:p>
      <text:p text:style-name="Standard"><text:s text:c="8"/>Text = {</text:p>
      <text:p text:style-name="Standard"><text:s text:c="12"/>"I’ve worked here for twenty years. You see things in that time.",</text:p>
      <text:p text:style-name="Standard"><text:s text:c="12"/>"The basement—people say it’s just storage, but I hear noises. Strange ones.",</text:p>
      <text:p text:style-name="Standard"><text:s text:c="12"/>"Like footsteps, when no one’s down there. Gives me the creeps!"</text:p>
      <text:p text:style-name="Standard"><text:s text:c="8"/>},</text:p>
      <text:p text:style-name="Standard"><text:s text:c="8"/>Responses = {</text:p>
      <text:p text:style-name="Standard"><text:s text:c="12"/>{Text = "What kind of noises?", NextNode = "Noises"},</text:p>
      <text:p text:style-name="Standard"><text:s text:c="12"/>{Text = "Thanks for the tip. Goodbye.", NextNode = "Goodbye"}</text:p>
      <text:p text:style-name="Standard"><text:s text:c="8"/>}</text:p>
      <text:p text:style-name="Standard"><text:s text:c="4"/>},</text:p>
      <text:p text:style-name="Standard"><text:s text:c="4"/>Students = {</text:p>
      <text:p text:style-name="Standard"><text:s text:c="8"/>Text = {</text:p>
      <text:p text:style-name="Standard"><text:s text:c="12"/>"I’ve seen those kids hanging around after hours, always sneaking about.",</text:p>
      <text:p text:style-name="Standard"><text:s text:c="12"/>"There’s a group of them—troublemakers, I’d say.",</text:p>
      <text:p text:style-name="Standard"><text:s text:c="12"/>"But now? They’re just... gone. Like they were swallowed up."</text:p>
      <text:p text:style-name="Standard"><text:s text:c="8"/>},</text:p>
      <text:p text:style-name="Standard"><text:s text:c="8"/>Responses = {</text:p>
      <text:p text:style-name="Standard"><text:s text:c="12"/>{Text = "Do you think they were taken?", NextNode = "Taken"},</text:p>
      <text:p text:style-name="Standard"><text:s text:c="12"/>{Text = "Thanks for letting me know. Goodbye.", NextNode = "Goodbye"}</text:p>
      <text:p text:style-name="Standard"><text:s text:c="8"/>}</text:p>
      <text:p text:style-name="Standard"><text:s text:c="4"/>},</text:p>
      <text:p text:style-name="Standard"><text:s text:c="4"/>Noises = {</text:p>
      <text:p text:style-name="Standard"><text:s text:c="8"/>Text = {</text:p>
      <text:p text:style-name="Standard"><text:s text:c="12"/>"Low murmurs, like people talking. And sometimes, a faint clanging sound.",</text:p>
      <text:p text:style-name="Standard"><text:s text:c="12"/>"But every time I check, there’s nothing there. Just an empty basement.",</text:p>
      <text:p text:style-name="Standard"><text:s text:c="12"/>"Makes me wonder if it’s... haunted or something worse."</text:p>
      <text:p text:style-name="Standard"><text:s text:c="8"/>},</text:p>
      <text:p text:style-name="Standard"><text:s text:c="8"/>Responses = {</text:p>
      <text:p text:style-name="Standard"><text:s text:c="12"/>{Text = "That’s good to know. Goodbye.", NextNode = "Goodbye"}</text:p>
      <text:p text:style-name="Standard"><text:soft-page-break/><text:s text:c="8"/>}</text:p>
      <text:p text:style-name="Standard"><text:s text:c="4"/>},</text:p>
      <text:p text:style-name="Standard"><text:s text:c="4"/>Taken = {</text:p>
      <text:p text:style-name="Standard"><text:s text:c="8"/>Text = {</text:p>
      <text:p text:style-name="Standard"><text:s text:c="12"/>"Taken? I don’t know. But this school’s got a way of swallowing things up.",</text:p>
      <text:p text:style-name="Standard"><text:s text:c="12"/>"I say, if you go digging, don’t dig too deep. You might not like what you find."</text:p>
      <text:p text:style-name="Standard"><text:s text:c="8"/>},</text:p>
      <text:p text:style-name="Standard"><text:s text:c="8"/>Responses = {</text:p>
      <text:p text:style-name="Standard"><text:s text:c="12"/>{Text = "I’ll be careful. Goodbye.", NextNode = "Goodbye"}</text:p>
      <text:p text:style-name="Standard"><text:s text:c="8"/>}</text:p>
      <text:p text:style-name="Standard"><text:s text:c="4"/>},</text:p>
      <text:p text:style-name="Standard"><text:s text:c="4"/>Goodbye = {</text:p>
      <text:p text:style-name="Standard"><text:s text:c="8"/>Text = {</text:p>
      <text:p text:style-name="Standard"><text:s text:c="12"/>"Be careful, kid. This place... it’s got a life of its own."</text:p>
      <text:p text:style-name="Standard"><text:s text:c="8"/>}</text:p>
      <text:p text:style-name="Standard"><text:s text:c="4"/>}</text:p>
      <text:p text:style-name="Standard">}</text:p>
      <text:p text:style-name="Standard"/>
      <text:h text:style-name="P5" text:outline-level="1"><text:bookmark-start text:name="__RefHeading___Toc5_1305217264"/>--<text:span text:style-name="T1">Nora - </text:span>Student Witness<text:bookmark-end text:name="__RefHeading___Toc5_1305217264"/></text:h>
      <text:p text:style-name="Standard"/>
      <text:p text:style-name="Standard">local Dialogue = {</text:p>
      <text:p text:style-name="Standard"><text:s text:c="4"/>Start = {</text:p>
      <text:p text:style-name="Standard"><text:s text:c="8"/>Text = {</text:p>
      <text:p text:style-name="Standard"><text:s text:c="12"/>"Oh, you’re from the Mystery Seekers?",</text:p>
      <text:p text:style-name="Standard"><text:s text:c="12"/>"Are you investigating those kids who went missing?",</text:p>
      <text:p text:style-name="Standard"><text:s text:c="12"/>"I... I think I saw something the night they disappeared."</text:p>
      <text:p text:style-name="Standard"><text:s text:c="8"/>},</text:p>
      <text:p text:style-name="Standard"><text:s text:c="8"/>Responses = {</text:p>
      <text:p text:style-name="Standard"><text:s text:c="12"/>{Text = "What did you see?", NextNode = "See"},</text:p>
      <text:p text:style-name="Standard"><text:s text:c="12"/>{Text = "Where did you see it?", NextNode = "Where"},</text:p>
      <text:p text:style-name="Standard"><text:s text:c="12"/>{Text = "Goodbye.", NextNode = "Goodbye"}</text:p>
      <text:p text:style-name="Standard"><text:s text:c="8"/>}</text:p>
      <text:p text:style-name="Standard"><text:s text:c="4"/>},</text:p>
      <text:p text:style-name="Standard"><text:s text:c="4"/>See = {</text:p>
      <text:p text:style-name="Standard"><text:s text:c="8"/>Text = {</text:p>
      <text:p text:style-name="Standard"><text:s text:c="12"/>"It was a shadow. A tall figure, moving fast down the hall.",</text:p>
      <text:p text:style-name="Standard"><text:s text:c="12"/>"It didn’t look human... like it was stretching or something.",</text:p>
      <text:p text:style-name="Standard"><text:s text:c="12"/>"Then it just vanished into thin air."</text:p>
      <text:p text:style-name="Standard"><text:s text:c="8"/>},</text:p>
      <text:p text:style-name="Standard"><text:s text:c="8"/>Responses = {</text:p>
      <text:p text:style-name="Standard"><text:s text:c="12"/>{Text = "That’s creepy. Thanks for letting me know. Goodbye.", NextNode = "Goodbye"}</text:p>
      <text:p text:style-name="Standard"><text:s text:c="8"/>}</text:p>
      <text:p text:style-name="Standard"><text:s text:c="4"/>},</text:p>
      <text:p text:style-name="Standard"><text:s text:c="4"/>Where = {</text:p>
      <text:p text:style-name="Standard"><text:s text:c="8"/>Text = {</text:p>
      <text:p text:style-name="Standard"><text:s text:c="12"/>"It was near the science lab, late at night.",</text:p>
      <text:p text:style-name="Standard"><text:s text:c="12"/>"I was getting my notebook, and I saw it out of the corner of my eye.",</text:p>
      <text:p text:style-name="Standard"><text:s text:c="12"/>"I thought I was imagining things, but... it felt real. Too real."</text:p>
      <text:p text:style-name="Standard"><text:s text:c="8"/>},</text:p>
      <text:p text:style-name="Standard"><text:s text:c="8"/>Responses = {</text:p>
      <text:p text:style-name="Standard"><text:s text:c="12"/>{Text = "Thanks for the information. Goodbye.", NextNode = "Goodbye"}</text:p>
      <text:p text:style-name="Standard"><text:s text:c="8"/>}</text:p>
      <text:p text:style-name="Standard"><text:s text:c="4"/>},</text:p>
      <text:p text:style-name="Standard"><text:s text:c="4"/>Goodbye = {</text:p>
      <text:p text:style-name="Standard"><text:s text:c="8"/>Text = {</text:p>
      <text:p text:style-name="Standard"><text:s text:c="12"/>"Be careful if you’re walking around here at night. It’s not safe."</text:p>
      <text:p text:style-name="Standard"><text:s text:c="8"/>}</text:p>
      <text:p text:style-name="Standard"><text:s text:c="4"/>}</text:p>
      <text:p text:style-name="Standard">}</text:p>
      <text:p text:style-name="Standard"/>
      <text:h text:style-name="P5" text:outline-level="1"><text:bookmark-start text:name="__RefHeading___Toc7_1305217264"/>--Mr. Hargrove<text:bookmark-end text:name="__RefHeading___Toc7_1305217264"/></text:h>
      <text:p text:style-name="Standard"/>
      <text:p text:style-name="Standard">local Dialogue = {</text:p>
      <text:p text:style-name="Standard"><text:s text:c="4"/>Start = {</text:p>
      <text:p text:style-name="Standard"><text:s text:c="8"/>Text = {</text:p>
      <text:p text:style-name="Standard"><text:s text:c="12"/>"Ah! A fellow seeker of truth!",</text:p>
      <text:p text:style-name="Standard"><text:s text:c="12"/>"You’re not here for <text:span text:style-name="T2">history</text:span>, are you? No, no.",</text:p>
      <text:p text:style-name="Standard"><text:s text:c="12"/>"Your eyes tell me you’re chasing something... bigger. Something... unseen."</text:p>
      <text:p text:style-name="Standard"><text:s text:c="8"/>},</text:p>
      <text:p text:style-name="Standard"><text:s text:c="8"/>Responses = {</text:p>
      <text:p text:style-name="Standard"><text:s text:c="12"/>{Text = "Do you know what happened to the missing students?", NextNode = "Students"},</text:p>
      <text:p text:style-name="Standard"><text:s text:c="12"/>{Text = "What do you mean by unseen?", NextNode = "Unseen"},</text:p>
      <text:p text:style-name="Standard"><text:s text:c="12"/>{Text = "Goodbye.", NextNode = "Goodbye"}</text:p>
      <text:p text:style-name="Standard"><text:s text:c="8"/>}</text:p>
      <text:p text:style-name="Standard"><text:s text:c="4"/>},</text:p>
      <text:p text:style-name="Standard"><text:s text:c="4"/>Students = {</text:p>
      <text:p text:style-name="Standard"><text:s text:c="8"/>Text = {</text:p>
      <text:p text:style-name="Standard"><text:s text:c="12"/>"Disappearance? Is that what they’re calling it? Hah! No, no.",</text:p>
      <text:p text:style-name="Standard"><text:s text:c="12"/>"They’ve been... taken. This school—it’s built on dark foundations.",</text:p>
      <text:p text:style-name="Standard"><text:s text:c="12"/>"If you find the <text:span text:style-name="T2">secret room</text:span>—you’ll see what I mean."</text:p>
      <text:p text:style-name="Standard"><text:s text:c="8"/>},</text:p>
      <text:p text:style-name="Standard"><text:s text:c="8"/>Responses = {</text:p>
      <text:p text:style-name="Standard"><text:s text:c="12"/>{Text = "What’s in th<text:span text:style-name="T2">is room</text:span>?", NextNode = "<text:span text:style-name="T2">Room</text:span>"},</text:p>
      <text:p text:style-name="Standard"><text:s text:c="12"/>{Text = "Thanks, I’ll look into it. Goodbye.", NextNode = "Goodbye"}</text:p>
      <text:p text:style-name="Standard"><text:s text:c="8"/>}</text:p>
      <text:p text:style-name="Standard"><text:s text:c="4"/>},</text:p>
      <text:p text:style-name="Standard"><text:s text:c="4"/>Unseen = {</text:p>
      <text:p text:style-name="Standard"><text:s text:c="8"/>Text = {</text:p>
      <text:p text:style-name="Standard"><text:s text:c="12"/>"This building—this city—has roots, my dear. Deep, dark roots.",</text:p>
      <text:p text:style-name="Standard"><text:s text:c="12"/>"The past reaches up to reclaim what it’s lost.",</text:p>
      <text:p text:style-name="Standard"><text:s text:c="12"/>"Symbols, whispers, and shadows... all connected. You’ll find them soon enough."</text:p>
      <text:p text:style-name="Standard"><text:s text:c="8"/>},</text:p>
      <text:p text:style-name="Standard"><text:s text:c="8"/>Responses = {</text:p>
      <text:p text:style-name="Standard"><text:s text:c="12"/>{Text = "What symbols are you talking about?", NextNode = "Symbols"},</text:p>
      <text:p text:style-name="Standard"><text:s text:c="12"/>{Text = "Interesting. Thanks, goodbye.", NextNode = "Goodbye"}</text:p>
      <text:p text:style-name="Standard"><text:s text:c="8"/>}</text:p>
      <text:p text:style-name="Standard"><text:s text:c="4"/>},</text:p>
      <text:p text:style-name="Standard"><text:s text:c="4"/>Basement = {</text:p>
      <text:p text:style-name="Standard"><text:s text:c="8"/>Text = {</text:p>
      <text:p text:style-name="Standard"><text:s text:c="12"/>"Ah, the <text:span text:style-name="T3">room</text:span>! A sanctuary—or a trap? Hard to say.",</text:p>
      <text:p text:style-name="Standard"><text:s text:c="12"/>"Doors opened in curiosity are not so easily closed.",</text:p>
      <text:p text:style-name="Standard"><text:s text:c="12"/>"But if you go, be cautious. Something stirs down there."</text:p>
      <text:p text:style-name="Standard"><text:s text:c="8"/>},</text:p>
      <text:p text:style-name="Standard"><text:s text:c="8"/>Responses = {</text:p>
      <text:p text:style-name="Standard"><text:s text:c="12"/>{Text = "I’ll keep that in mind. Goodbye.", NextNode = "Goodbye"}</text:p>
      <text:p text:style-name="Standard"><text:s text:c="8"/>}</text:p>
      <text:p text:style-name="Standard"><text:s text:c="4"/>},</text:p>
      <text:p text:style-name="Standard"><text:soft-page-break/><text:s text:c="4"/>Symbols = {</text:p>
      <text:p text:style-name="Standard"><text:s text:c="8"/>Text = {</text:p>
      <text:p text:style-name="Standard"><text:s text:c="12"/>"Glyphs of protection... or entrapment? Who’s to say!",</text:p>
      <text:p text:style-name="Standard"><text:s text:c="12"/>"Check the lockers, the walls, the places no one thinks to look.",</text:p>
      <text:p text:style-name="Standard"><text:s text:c="12"/>"The truth is in the details, detective. Always."</text:p>
      <text:p text:style-name="Standard"><text:s text:c="8"/>},</text:p>
      <text:p text:style-name="Standard"><text:s text:c="8"/>Responses = {</text:p>
      <text:p text:style-name="Standard"><text:s text:c="12"/>{Text = "I’ll start investigating. Goodbye.", NextNode = "Goodbye"}</text:p>
      <text:p text:style-name="Standard"><text:s text:c="8"/>}</text:p>
      <text:p text:style-name="Standard"><text:s text:c="4"/>},</text:p>
      <text:p text:style-name="Standard"><text:s text:c="4"/>Goodbye = {</text:p>
      <text:p text:style-name="Standard"><text:s text:c="8"/>Text = {</text:p>
      <text:p text:style-name="P4"><text:s text:c="12"/>"<text:span text:style-name="T3">Bring me the knowledge you find. I think I can help.”,</text:span></text:p>
      <text:p text:style-name="P4"><text:tab/>“May your curiosity guide you, but beware—curiosity has teeth."</text:p>
      <text:p text:style-name="Standard"><text:s text:c="8"/>}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19:55:10.392000000</meta:creation-date>
    <dc:date>2025-01-13T17:15:44.870000000</dc:date>
    <meta:editing-duration>PT13H36M56S</meta:editing-duration>
    <meta:editing-cycles>6</meta:editing-cycles>
    <meta:generator>LibreOffice/24.2.0.3$Windows_X86_64 LibreOffice_project/da48488a73ddd66ea24cf16bbc4f7b9c08e9bea1</meta:generator>
    <meta:document-statistic meta:table-count="0" meta:image-count="0" meta:object-count="0" meta:page-count="7" meta:paragraph-count="211" meta:word-count="1091" meta:character-count="7434" meta:non-whitespace-character-count="4887"/>
  </office:meta>
</office:document-meta>
</file>